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swot-exact" table:style-name="ta1">
        <table:shapes>
          <draw:frame draw:z-index="0" draw:style-name="gr1" draw:text-style-name="P1" svg:width="453.8pt" svg:height="255.23pt" svg:x="300.95pt" svg:y="48.19pt">
            <loext:p draw:notify-on-update-of-ranges="'noswot-exact'.B1:'noswot-exact'.B1 'noswot-exact'.B2:'noswot-exact'.B9 'noswot-exact'.C1:'noswot-exact'.C1 'noswot-exact'.C2:'noswot-exact'.C9 'noswot-exact'.D1:'noswot-exact'.D1 'noswot-exact'.D2:'noswot-exact'.D9 'noswot-exact'.E1:'noswot-exact'.E1 'noswot-exact'.E2:'noswot-exact'.E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VD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8.737" calcext:value-type="float">
            <text:p>88.737</text:p>
          </table:table-cell>
          <table:table-cell office:value-type="float" office:value="269.516" calcext:value-type="float">
            <text:p>269.516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35.71" calcext:value-type="float">
            <text:p>435.71</text:p>
          </table:table-cell>
          <table:table-cell office:value-type="float" office:value="1861.723" calcext:value-type="float">
            <text:p>1861.723</text:p>
          </table:table-cell>
          <table:table-cell office:value-type="float" office:value="1.263" calcext:value-type="float">
            <text:p>1.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135.891" calcext:value-type="float">
            <text:p>4135.891</text:p>
          </table:table-cell>
          <table:table-cell office:value-type="float" office:value="4581.128" calcext:value-type="float">
            <text:p>4581.128</text:p>
          </table:table-cell>
          <table:table-cell office:value-type="float" office:value="2.962" calcext:value-type="float">
            <text:p>2.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.287" calcext:value-type="float">
            <text:p>2.2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.539" calcext:value-type="float">
            <text:p>2.5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667" calcext:value-type="float">
            <text:p>0.667</text:p>
          </table:table-cell>
        </table:table-row>
      </table:table>
      <table:table table:name="UB" table:style-name="ta1">
        <table:shapes>
          <draw:frame draw:z-index="0" draw:style-name="gr1" draw:text-style-name="P1" svg:width="453.46pt" svg:height="255.23pt" svg:x="209.96pt" svg:y="14.31pt">
            <loext:p draw:notify-on-update-of-ranges="UB.B1:UB.B1 UB.B2:UB.B17 UB.C1:UB.C1 UB.C2:UB.C17 UB.D1:UB.D1 UB.D2:UB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11.005" calcext:value-type="float">
            <text:p>111.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7.695" calcext:value-type="float">
            <text:p>27.6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448.828" calcext:value-type="float">
            <text:p>1448.828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67.28" calcext:value-type="float">
            <text:p>167.28</text:p>
          </table:table-cell>
          <table:table-cell office:value-type="float" office:value="6.846" calcext:value-type="float">
            <text:p>6.8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912.54" calcext:value-type="float">
            <text:p>1912.54</text:p>
          </table:table-cell>
          <table:table-cell office:value-type="float" office:value="22.634" calcext:value-type="float">
            <text:p>22.6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18.067" calcext:value-type="float">
            <text:p>118.067</text:p>
          </table:table-cell>
          <table:table-cell office:value-type="float" office:value="29.997" calcext:value-type="float">
            <text:p>29.9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8.255" calcext:value-type="float">
            <text:p>238.255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60.262" calcext:value-type="float">
            <text:p>260.262</text:p>
          </table:table-cell>
          <table:table-cell office:value-type="float" office:value="8.165" calcext:value-type="float">
            <text:p>8.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45.104" calcext:value-type="float">
            <text:p>145.104</text:p>
          </table:table-cell>
          <table:table-cell office:value-type="float" office:value="10.991" calcext:value-type="float">
            <text:p>10.9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93.039" calcext:value-type="float">
            <text:p>293.039</text:p>
          </table:table-cell>
          <table:table-cell office:value-type="float" office:value="8.427" calcext:value-type="float">
            <text:p>8.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31.279" calcext:value-type="float">
            <text:p>31.279</text:p>
          </table:table-cell>
          <table:table-cell office:value-type="float" office:value="12.279" calcext:value-type="float">
            <text:p>12.2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91.502" calcext:value-type="float">
            <text:p>91.502</text:p>
          </table:table-cell>
          <table:table-cell office:value-type="float" office:value="5.962" calcext:value-type="float">
            <text:p>5.9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23.819" calcext:value-type="float">
            <text:p>223.819</text:p>
          </table:table-cell>
          <table:table-cell office:value-type="float" office:value="4.381" calcext:value-type="float">
            <text:p>4.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29.13" calcext:value-type="float">
            <text:p>129.13</text:p>
          </table:table-cell>
          <table:table-cell office:value-type="float" office:value="6.856" calcext:value-type="float">
            <text:p>6.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14.795" calcext:value-type="float">
            <text:p>114.795</text:p>
          </table:table-cell>
          <table:table-cell office:value-type="float" office:value="23.758" calcext:value-type="float">
            <text:p>23.7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88.67" calcext:value-type="float">
            <text:p>288.67</text:p>
          </table:table-cell>
          <table:table-cell office:value-type="float" office:value="5.734" calcext:value-type="float">
            <text:p>5.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5T17:50:30.215113085</dc:date>
    <meta:editing-duration>PT5H29M37S</meta:editing-duration>
    <meta:editing-cycles>2</meta:editing-cycles>
    <meta:generator>LibreOffice/5.1.6.2$Linux_X86_64 LibreOffice_project/10m0$Build-2</meta:generator>
    <meta:document-statistic meta:table-count="2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121cm" svg:y="0.316cm" chart:style-name="ch2">
          <text:p>Comparison of Obtaining Upper Bound for noswot instance</text:p>
        </chart:title>
        <chart:legend chart:legend-position="end" svg:x="13.993cm" svg:y="3.954cm" style:legend-expansion="high" chart:style-name="ch3"/>
        <chart:plot-area chart:style-name="ch4" table:cell-range-address="UB.B1:UB.D17" chart:data-source-has-labels="both" svg:x="1.33cm" svg:y="1.275cm" svg:width="12.344cm" svg:height="6.569cm">
          <chartooo:coordinate-region svg:x="2.322cm" svg:y="1.474cm" svg:width="11.165cm" svg:height="5.723cm"/>
          <chart:axis chart:dimension="x" chart:name="primary-x" chart:style-name="ch5" chartooo:axis-type="auto">
            <chartooo:date-scale/>
            <chart:title svg:x="7.127cm" svg:y="8.024cm" chart:style-name="ch6">
              <text:p>C=K</text:p>
            </chart:title>
            <chart:categories table:cell-range-address="UB.B2:UB.B17"/>
          </chart:axis>
          <chart:axis chart:dimension="y" chart:name="primary-y" chart:style-name="ch5">
            <chart:title svg:x="0.451cm" svg:y="5.317cm" chart:style-name="ch7">
              <text:p>Time(sec)</text:p>
            </chart:title>
            <chart:grid chart:style-name="ch8" chart:class="major"/>
          </chart:axis>
          <chart:series chart:style-name="ch9" chart:values-cell-range-address="UB.C2:UB.C17" chart:label-cell-address="UB.C1:UB.C1" chart:class="chart:line">
            <chart:data-point chart:repeated="16"/>
          </chart:series>
          <chart:series chart:style-name="ch10" chart:values-cell-range-address="UB.D2:UB.D17" chart:label-cell-address="UB.D1:UB.D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T</text:p>
                <draw:g>
                  <svg:desc>UB.C1:UB.C1</svg:desc>
                </draw:g>
              </table:table-cell>
              <table:table-cell office:value-type="string">
                <text:p>LP</text:p>
                <draw:g>
                  <svg:desc>UB.D1:UB.D1</svg:desc>
                </draw:g>
              </table:table-cell>
            </table:table-row>
          </table:table-header-rows>
          <table:table-rows>
            <table:table-row>
              <table:table-cell office:value-type="float" office:value="46">
                <text:p>46</text:p>
                <draw:g>
                  <svg:desc>UB.B2:UB.B17</svg:desc>
                </draw:g>
              </table:table-cell>
              <table:table-cell office:value-type="float" office:value="NaN">
                <text:p>NaN</text:p>
                <draw:g>
                  <svg:desc>UB.C2:UB.C17</svg:desc>
                </draw:g>
              </table:table-cell>
              <table:table-cell office:value-type="float" office:value="111.005">
                <text:p>111.005</text:p>
                <draw:g>
                  <svg:desc>UB.D2:UB.D17</svg:desc>
                </draw:g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27.695">
                <text:p>27.69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448.828">
                <text:p>1448.828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67.28">
                <text:p>167.28</text:p>
              </table:table-cell>
              <table:table-cell office:value-type="float" office:value="6.846">
                <text:p>6.8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12.54">
                <text:p>1912.54</text:p>
              </table:table-cell>
              <table:table-cell office:value-type="float" office:value="22.634">
                <text:p>22.63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8.067">
                <text:p>118.067</text:p>
              </table:table-cell>
              <table:table-cell office:value-type="float" office:value="29.997">
                <text:p>29.9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38.255">
                <text:p>238.255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60.262">
                <text:p>260.262</text:p>
              </table:table-cell>
              <table:table-cell office:value-type="float" office:value="8.165">
                <text:p>8.16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5.104">
                <text:p>145.104</text:p>
              </table:table-cell>
              <table:table-cell office:value-type="float" office:value="10.991">
                <text:p>10.99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93.039">
                <text:p>293.039</text:p>
              </table:table-cell>
              <table:table-cell office:value-type="float" office:value="8.427">
                <text:p>8.4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1.279">
                <text:p>31.279</text:p>
              </table:table-cell>
              <table:table-cell office:value-type="float" office:value="12.279">
                <text:p>12.27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1.502">
                <text:p>91.502</text:p>
              </table:table-cell>
              <table:table-cell office:value-type="float" office:value="5.962">
                <text:p>5.96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23.819">
                <text:p>223.819</text:p>
              </table:table-cell>
              <table:table-cell office:value-type="float" office:value="4.381">
                <text:p>4.3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9.13">
                <text:p>129.13</text:p>
              </table:table-cell>
              <table:table-cell office:value-type="float" office:value="6.856">
                <text:p>6.8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4.795">
                <text:p>114.795</text:p>
              </table:table-cell>
              <table:table-cell office:value-type="float" office:value="23.758">
                <text:p>23.75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88.67">
                <text:p>288.67</text:p>
              </table:table-cell>
              <table:table-cell office:value-type="float" office:value="5.734">
                <text:p>5.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line" chart:style-name="ch1">
        <chart:title svg:x="5.13cm" svg:y="0.316cm" chart:style-name="ch2">
          <text:p>Comparison of LB fo noswot</text:p>
        </chart:title>
        <chart:legend chart:legend-position="end" svg:x="13.978cm" svg:y="3.705cm" style:legend-expansion="high" chart:style-name="ch3"/>
        <chart:plot-area chart:style-name="ch4" table:cell-range-address="'noswot-exact'.B1:'noswot-exact'.E9" chart:data-source-has-labels="both" svg:x="1.331cm" svg:y="1.275cm" svg:width="12.327cm" svg:height="6.569cm">
          <chartooo:coordinate-region svg:x="2.323cm" svg:y="1.474cm" svg:width="11.148cm" svg:height="5.723cm"/>
          <chart:axis chart:dimension="x" chart:name="primary-x" chart:style-name="ch5" chartooo:axis-type="auto">
            <chartooo:date-scale/>
            <chart:title svg:x="7.119cm" svg:y="8.024cm" chart:style-name="ch6">
              <text:p>C=K</text:p>
            </chart:title>
            <chart:categories table:cell-range-address="'noswot-exact'.B2:'noswot-exact'.B9"/>
          </chart:axis>
          <chart:axis chart:dimension="y" chart:name="primary-y" chart:style-name="ch5">
            <chart:title svg:x="0.451cm" svg:y="5.317cm" chart:style-name="ch7">
              <text:p>Time(sec)</text:p>
            </chart:title>
            <chart:grid chart:style-name="ch8" chart:class="major"/>
          </chart:axis>
          <chart:series chart:style-name="ch9" chart:values-cell-range-address="'noswot-exact'.C2:'noswot-exact'.C9" chart:label-cell-address="'noswot-exact'.C1:'noswot-exact'.C1" chart:class="chart:line">
            <chart:data-point chart:repeated="8"/>
          </chart:series>
          <chart:series chart:style-name="ch10" chart:values-cell-range-address="'noswot-exact'.D2:'noswot-exact'.D9" chart:label-cell-address="'noswot-exact'.D1:'noswot-exact'.D1" chart:class="chart:line">
            <chart:data-point chart:repeated="8"/>
          </chart:series>
          <chart:series chart:style-name="ch11" chart:values-cell-range-address="'noswot-exact'.E2:'noswot-exact'.E9" chart:label-cell-address="'noswot-exact'.E1:'noswot-exact'.E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VD</text:p>
                <draw:g>
                  <svg:desc>'noswot-exact'.C1:'noswot-exact'.C1</svg:desc>
                </draw:g>
              </table:table-cell>
              <table:table-cell office:value-type="string">
                <text:p>SAT</text:p>
                <draw:g>
                  <svg:desc>'noswot-exact'.D1:'noswot-exact'.D1</svg:desc>
                </draw:g>
              </table:table-cell>
              <table:table-cell office:value-type="string">
                <text:p>LP</text:p>
                <draw:g>
                  <svg:desc>'noswot-exact'.E1:'noswot-exact'.E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'noswot-exact'.B2:'noswot-exact'.B9</svg:desc>
                </draw:g>
              </table:table-cell>
              <table:table-cell office:value-type="float" office:value="88.737">
                <text:p>88.737</text:p>
                <draw:g>
                  <svg:desc>'noswot-exact'.C2:'noswot-exact'.C9</svg:desc>
                </draw:g>
              </table:table-cell>
              <table:table-cell office:value-type="float" office:value="269.516">
                <text:p>269.516</text:p>
                <draw:g>
                  <svg:desc>'noswot-exact'.D2:'noswot-exact'.D9</svg:desc>
                </draw:g>
              </table:table-cell>
              <table:table-cell office:value-type="float" office:value="0.496">
                <text:p>0.496</text:p>
                <draw:g>
                  <svg:desc>'noswot-exact'.E2:'noswot-exact'.E9</svg:desc>
                </draw:g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35.71">
                <text:p>435.71</text:p>
              </table:table-cell>
              <table:table-cell office:value-type="float" office:value="1861.723">
                <text:p>1861.723</text:p>
              </table:table-cell>
              <table:table-cell office:value-type="float" office:value="1.263">
                <text:p>1.2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135.891">
                <text:p>4135.891</text:p>
              </table:table-cell>
              <table:table-cell office:value-type="float" office:value="4581.128">
                <text:p>4581.128</text:p>
              </table:table-cell>
              <table:table-cell office:value-type="float" office:value="2.962">
                <text:p>2.9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87">
                <text:p>2.2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9">
                <text:p>2.5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7">
                <text:p>0.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